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officeooo:paragraph-rsid="00149e86" fo:background-color="#ffff00"/>
    </style:style>
    <style:style style:name="P4" style:family="paragraph" style:parent-style-name="Standard">
      <style:text-properties officeooo:paragraph-rsid="00149e86"/>
    </style:style>
    <style:style style:name="T1" style:family="text">
      <style:text-properties officeooo:rsid="00149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¿Cuál de las siguientes opciones es una forma válida de definir una clase de datos en Kotlin?</text:p>
      <text:p text:style-name="Standard"/>
      <text:p text:style-name="P2">data class Person(val name: String, val age: Int)</text:p>
      <text:p text:style-name="Standard"/>
      <text:p text:style-name="Standard">class Person(val name: String, val age: Int): data</text:p>
      <text:p text:style-name="Standard"/>
      <text:p text:style-name="Standard">class Person(val name: String, val age: Int)</text:p>
      <text:p text:style-name="Standard"/>
      <text:p text:style-name="Standard">data class Person{val name: String, val age: Int}</text:p>
      <text:p text:style-name="Standard"/>
      <text:p text:style-name="P1"><text:span text:style-name="T1">2. </text:span>Cuando se usa una clase sellada, todas las subclases directas deben estar en el mismo paquete.</text:p>
      <text:p text:style-name="Standard"/>
      <text:p text:style-name="P2">Verdadero</text:p>
      <text:p text:style-name="Standard"/>
      <text:p text:style-name="Standard">Falso</text:p>
      <text:p text:style-name="Standard"/>
      <text:p text:style-name="P1"><text:span text:style-name="T1">3. </text:span>Cuando se usan elementos genéricos, el tipo de datos genéricos va dentro de ___.</text:p>
      <text:p text:style-name="Standard"/>
      <text:p text:style-name="Standard">[]</text:p>
      <text:p text:style-name="Standard"/>
      <text:p text:style-name="Standard">{}</text:p>
      <text:p text:style-name="Standard"/>
      <text:p text:style-name="Standard">()</text:p>
      <text:p text:style-name="Standard"/>
      <text:p text:style-name="P2">&lt;&gt;</text:p>
      <text:p text:style-name="P1"/>
      <text:p text:style-name="P1"><text:span text:style-name="T1">4. </text:span>Una clase ___ es útil cuando tienes un conjunto fijo de valores.</text:p>
      <text:p text:style-name="Standard"/>
      <text:p text:style-name="P2">Enum</text:p>
      <text:p text:style-name="Standard"/>
      <text:p text:style-name="Standard">Sellada</text:p>
      <text:p text:style-name="Standard"/>
      <text:p text:style-name="Standard">Datos</text:p>
      <text:p text:style-name="Standard"/>
      <text:p text:style-name="Standard">Heredada</text:p>
      <text:p text:style-name="P1"><text:span text:style-name="T1">5. </text:span>Para crear un objeto de lista que tenga la capacidad de cambiar su tamaño, debería llamar a ___.</text:p>
      <text:p text:style-name="Standard"/>
      <text:p text:style-name="Standard">modifiableListOf()</text:p>
      <text:p text:style-name="Standard"/>
      <text:p text:style-name="Standard">immutableListOf()</text:p>
      <text:p text:style-name="Standard"/>
      <text:p text:style-name="Standard">listOf()</text:p>
      <text:p text:style-name="Standard"/>
      <text:p text:style-name="P1">mutableListOf()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1">6. </text:span>¿Cuáles de las siguientes son funciones de orden superior?</text:p>
      <text:p text:style-name="Standard"/>
      <text:p text:style-name="Standard">Selecciona todas las respuestas que consideres correctas.</text:p>
      <text:p text:style-name="Standard"/>
      <text:p text:style-name="P2">map</text:p>
      <text:p text:style-name="Standard"/>
      <text:p text:style-name="Standard">arrangeBy</text:p>
      <text:p text:style-name="Standard"/>
      <text:p text:style-name="P2">filter</text:p>
      <text:p text:style-name="Standard"/>
      <text:p text:style-name="P2">forEach</text:p>
      <text:p text:style-name="Standard"/>
      <text:p text:style-name="P1"><text:span text:style-name="T1">7.</text:span>En la siguiente línea de código, ¿cuál de los siguientes comandos mostrará Blue? (Sugerencia: Si no lo sabes con certeza, ejecuta el código en el Playground de Kotlin).</text:p>
      <text:p text:style-name="Standard"/>
      <text:p text:style-name="Standard">val colors = listOf("Red", "Green", "Blue")</text:p>
      <text:p text:style-name="Standard">Selecciona todas las respuestas que consideres correctas.</text:p>
      <text:p text:style-name="Standard"/>
      <text:p text:style-name="P2">println(colors[2])</text:p>
      <text:p text:style-name="Standard"/>
      <text:p text:style-name="P2">println(colors.get(2))</text:p>
      <text:p text:style-name="Standard"/>
      <text:p text:style-name="Standard">println(colors.contains(2))</text:p>
      <text:p text:style-name="Standard"/>
      <text:p text:style-name="Standard">println(colors.getOrDefaultValue(index = 2, defaultValue = 10))</text:p>
      <text:p text:style-name="Standard"/>
      <text:p text:style-name="Standard"><text:span text:style-name="T1">8. </text:span>El concepto de programación de una clase que tiene una sola instancia se denomina ___.</text:p>
      <text:p text:style-name="Standard"/>
      <text:p text:style-name="Standard">Exclusividad</text:p>
      <text:p text:style-name="Standard"/>
      <text:p text:style-name="P2">Singleton</text:p>
      <text:p text:style-name="Standard"/>
      <text:p text:style-name="Standard">Mono-object</text:p>
      <text:p text:style-name="Standard"/>
      <text:p text:style-name="Standard">Lambda</text:p>
      <text:p text:style-name="Standard"/>
      <text:p text:style-name="P1"><text:span text:style-name="T1">9. </text:span>¿Cuál de las siguientes afirmaciones es verdadera respecto de los conjuntos y los mapas?</text:p>
      <text:p text:style-name="Standard"/>
      <text:p text:style-name="P2">Un conjunto debe tener valores distintos, y las claves de mapa deben ser distintas.</text:p>
      <text:p text:style-name="Standard"/>
      <text:p text:style-name="Standard">Un conjunto debe contener valores distintos, y las claves de mapa pueden contener valores duplicados.</text:p>
      <text:p text:style-name="Standard"/>
      <text:p text:style-name="Standard">Un conjunto puede contener valores duplicados, y los valores de un mapa también pueden estar duplicados.</text:p>
      <text:p text:style-name="Standard"/>
      <text:p text:style-name="Standard">Un conjunto puede contener valores duplicados, y las claves de mapa deben ser distintas.</text:p>
      <text:p text:style-name="P4">Si tienes una variable llamada records, que es una colección, para determinar la cantidad de </text:p>
      <text:p text:style-name="P4"/>
      <text:p text:style-name="P4"/>
      <text:p text:style-name="P4"/>
      <text:p text:style-name="P4"/>
      <text:p text:style-name="P3"><text:soft-page-break/><text:span text:style-name="T1">10. </text:span>elementos que contiene, puedes llamar a ___.</text:p>
      <text:p text:style-name="Standard"/>
      <text:p text:style-name="Standard">records.length</text:p>
      <text:p text:style-name="Standard"/>
      <text:p text:style-name="Standard">records.quantity</text:p>
      <text:p text:style-name="Standard"/>
      <text:p text:style-name="Standard">len(records)</text:p>
      <text:p text:style-name="Standard"/>
      <text:p text:style-name="P2">records.siz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8:57:18.684000000</meta:creation-date>
    <dc:date>2024-10-31T19:04:51.997000000</dc:date>
    <meta:editing-duration>PT7M35S</meta:editing-duration>
    <meta:editing-cycles>1</meta:editing-cycles>
    <meta:document-statistic meta:table-count="0" meta:image-count="0" meta:object-count="0" meta:page-count="3" meta:paragraph-count="52" meta:word-count="319" meta:character-count="2070" meta:non-whitespace-character-count="1802"/>
    <meta:generator>LibreOffice/7.6.4.1$Windows_x86 LibreOffice_project/e19e193f88cd6c0525a17fb7a176ed8e6a3e2aa1</meta:generator>
  </office:meta>
</office:document-meta>
</file>